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ea75" officeooo:paragraph-rsid="0007ea75"/>
    </style:style>
    <style:style style:name="P2" style:family="paragraph" style:parent-style-name="Standard">
      <style:text-properties officeooo:rsid="0007ea75" officeooo:paragraph-rsid="0008d49e"/>
    </style:style>
    <style:style style:name="P3" style:family="paragraph" style:parent-style-name="Standard">
      <style:text-properties officeooo:paragraph-rsid="0007ea75"/>
    </style:style>
    <style:style style:name="P4" style:family="paragraph" style:parent-style-name="Standard">
      <style:text-properties officeooo:paragraph-rsid="0008d49e"/>
    </style:style>
    <style:style style:name="T1" style:family="text">
      <style:text-properties officeooo:rsid="0007ea75"/>
    </style:style>
    <style:style style:name="T2" style:family="text">
      <style:text-properties officeooo:rsid="00083162"/>
    </style:style>
    <style:style style:name="T3" style:family="text">
      <style:text-properties officeooo:rsid="000865d7"/>
    </style:style>
    <style:style style:name="T4" style:family="text">
      <style:text-properties officeooo:rsid="0008d49e"/>
    </style:style>
    <style:style style:name="T5" style:family="text">
      <style:text-properties fo:color="#93a1a1" style:font-name="Droid Sans Mono" fo:font-size="10.5pt" fo:font-style="italic" fo:font-weight="normal" fo:background-color="#fdf6e3" loext:char-shading-value="0"/>
    </style:style>
    <style:style style:name="T6" style:family="text">
      <style:text-properties officeooo:rsid="000aa68d"/>
    </style:style>
    <style:style style:name="T7" style:family="text">
      <style:text-properties officeooo:rsid="000c133e"/>
    </style:style>
    <style:style style:name="T8" style:family="text">
      <style:text-properties officeooo:rsid="000de9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ion of first draft of tutorial 4:</text:p>
      <text:p text:style-name="P1"/>
      <text:p text:style-name="P1">-implemented a few classes and all methods necessary for a neural network doing classification in “ffnn_model.py”. Everything was implemented to allow us to do batch training i.e. not just train on one sample at a time. The model parameters (i.e. the weight matrices and biases) are stored in a dict. <text:span text:style-name="T6">The loss is a cross-entropy, what we need to work with the MNIST data set.</text:span></text:p>
      <text:p text:style-name="P1"/>
      <text:p text:style-name="P1">-tested with random values and different parameters the forward and backward passes and so far it seems to all be working. <text:span text:style-name="T6">We don’t get errors on dimensionality or failure to perform the computations. There might be some errors but I’d personally need to sleep on it or get another pair of eyes to spot them. </text:span><text:span text:style-name="T2">For the testing I only worked with sigmoid as activation function. Relu might need further testing.</text:span></text:p>
      <text:p text:style-name="P1"/>
      <text:p text:style-name="P1">Next steps:</text:p>
      <text:p text:style-name="P1"/>
      <text:p text:style-name="P1">-implemented a data loader class + methods with among others a parameter “batch_size” and shuffling to allow us to go through the data set at each epoch</text:p>
      <text:p text:style-name="P1"/>
      <text:p text:style-name="P4"><text:span text:style-name="T1">-</text:span><text:span text:style-name="T4">implement the training script with all required methods ex: input_normalization, weight update, etc. I already created the file “</text:span><text:span text:style-name="T5">ffnn_training_script.py</text:span><text:span text:style-name="T4">” on the basis of the cmac training script but I haven’t really modified the function. All I did in this script is write a main to test the implementation of the classes. So consider this file to have little useful info other than the main where you can try out the ffnn. </text:span></text:p>
      <text:p text:style-name="P1"/>
      <text:p text:style-name="P1">-<text:span text:style-name="T3">implemented a function to store the dict of weights and biases that contain the whole nn model</text:span></text:p>
      <text:p text:style-name="P1"/>
      <text:p text:style-name="P1">-<text:span text:style-name="T6">download the mnist data set and start training a model on it</text:span></text:p>
      <text:p text:style-name="P1"/>
      <text:p text:style-name="P1">Note<text:span text:style-name="T4">s</text:span>:</text:p>
      <text:p text:style-name="P1"/>
      <text:p text:style-name="P3"><text:span text:style-name="T1">-</text:span><text:span text:style-name="T6">I only have python3 at home so there are slight chances that we need to adapt the scripts to python2</text:span></text:p>
      <text:p text:style-name="P1"/>
      <text:p text:style-name="P1">-I haven’t implemented any form of regularization so far, that could eventually be done and will most likely be necessary</text:p>
      <text:p text:style-name="P1"/>
      <text:p text:style-name="P1">-<text:span text:style-name="T4">I left a lot of printscreens in the script to help debug. Feel free to comment them out if they bother you!</text:span></text:p>
      <text:p text:style-name="P1"/>
      <text:p text:style-name="P2">-<text:span text:style-name="T4">I don’t know if you noticed by I renamed the previous tutorial “tutorial_3” on github. I uploaded this week’s tutorial on github as “tutorial_4” as you would expect. We will need to fix this on the computer in the lab and rename our previous package from “tutorial_4” to “tutorial_3” </text:span><text:span text:style-name="T7">in the .xml </text:span><text:span text:style-name="T4">and then rebuild the catkin workspace </text:span><text:span text:style-name="T7">so we don’t get any error</text:span><text:span text:style-name="T4">. Just so you know :)</text:span></text:p>
      <text:p text:style-name="P2"/>
      <text:p text:style-name="P4"><text:span text:style-name="T1">-</text:span><text:span text:style-name="T6">I couldn’t make the scripts I wrote today executable, for some </text:span><text:span text:style-name="T8">obscure </text:span><text:span text:style-name="T6">reason, so I simply ran them with “python3 SCRIPTNAME.p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9T15:37:52.100567658</meta:creation-date>
    <dc:date>2022-06-19T16:41:40.892766859</dc:date>
    <meta:editing-duration>PT10M4S</meta:editing-duration>
    <meta:editing-cycles>3</meta:editing-cycles>
    <meta:generator>LibreOffice/6.4.7.2$Linux_X86_64 LibreOffice_project/40$Build-2</meta:generator>
    <meta:document-statistic meta:table-count="0" meta:image-count="0" meta:object-count="0" meta:page-count="1" meta:paragraph-count="14" meta:word-count="425" meta:character-count="2411" meta:non-whitespace-character-count="1999"/>
  </office:meta>
</office:document-meta>
</file>